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e993" officeooo:paragraph-rsid="0018e993"/>
    </style:style>
    <style:style style:name="P2" style:family="paragraph" style:parent-style-name="Standard">
      <style:text-properties officeooo:rsid="001a0c1e" officeooo:paragraph-rsid="001a0c1e"/>
    </style:style>
    <style:style style:name="P3" style:family="paragraph" style:parent-style-name="Standard">
      <style:text-properties officeooo:rsid="001a0c1e" officeooo:paragraph-rsid="001d0ee3"/>
    </style:style>
    <style:style style:name="P4" style:family="paragraph" style:parent-style-name="Standard">
      <style:text-properties officeooo:rsid="001a0c1e" officeooo:paragraph-rsid="002fd224"/>
    </style:style>
    <style:style style:name="P5" style:family="paragraph" style:parent-style-name="Standard">
      <style:text-properties officeooo:rsid="001d0ee3" officeooo:paragraph-rsid="001d0ee3"/>
    </style:style>
    <style:style style:name="P6" style:family="paragraph" style:parent-style-name="Standard">
      <style:text-properties officeooo:rsid="001d762a" officeooo:paragraph-rsid="001d762a"/>
    </style:style>
    <style:style style:name="P7" style:family="paragraph" style:parent-style-name="Standard">
      <style:text-properties officeooo:rsid="001ea821" officeooo:paragraph-rsid="001ea821"/>
    </style:style>
    <style:style style:name="P8" style:family="paragraph" style:parent-style-name="Standard">
      <style:text-properties officeooo:rsid="001fec33" officeooo:paragraph-rsid="001fec33"/>
    </style:style>
    <style:style style:name="P9" style:family="paragraph" style:parent-style-name="Standard">
      <style:text-properties officeooo:rsid="0020b58d" officeooo:paragraph-rsid="0020b58d"/>
    </style:style>
    <style:style style:name="P10" style:family="paragraph" style:parent-style-name="Standard">
      <style:text-properties officeooo:rsid="0024d0f5" officeooo:paragraph-rsid="0024d0f5"/>
    </style:style>
    <style:style style:name="P11" style:family="paragraph" style:parent-style-name="Standard">
      <style:text-properties officeooo:rsid="0026aaed" officeooo:paragraph-rsid="0026aaed"/>
    </style:style>
    <style:style style:name="P12" style:family="paragraph" style:parent-style-name="Standard">
      <style:text-properties officeooo:rsid="0027cc08" officeooo:paragraph-rsid="0026aaed"/>
    </style:style>
    <style:style style:name="P13" style:family="paragraph" style:parent-style-name="Standard">
      <style:text-properties officeooo:rsid="0027cc08" officeooo:paragraph-rsid="0027cc08"/>
    </style:style>
    <style:style style:name="P14" style:family="paragraph" style:parent-style-name="Standard">
      <style:text-properties officeooo:rsid="00297f97" officeooo:paragraph-rsid="00297f97"/>
    </style:style>
    <style:style style:name="P15" style:family="paragraph" style:parent-style-name="Standard">
      <style:text-properties officeooo:rsid="002c4782" officeooo:paragraph-rsid="002c4782"/>
    </style:style>
    <style:style style:name="P16" style:family="paragraph" style:parent-style-name="Standard">
      <style:text-properties officeooo:rsid="002fd224" officeooo:paragraph-rsid="002fd224"/>
    </style:style>
    <style:style style:name="P17" style:family="paragraph" style:parent-style-name="Standard">
      <style:text-properties officeooo:rsid="00329066" officeooo:paragraph-rsid="00329066"/>
    </style:style>
    <style:style style:name="P18" style:family="paragraph" style:parent-style-name="Standard">
      <style:text-properties officeooo:rsid="00362a71" officeooo:paragraph-rsid="00362a71"/>
    </style:style>
    <style:style style:name="T1" style:family="text">
      <style:text-properties officeooo:rsid="001b3b11"/>
    </style:style>
    <style:style style:name="T2" style:family="text">
      <style:text-properties officeooo:rsid="001d0ee3"/>
    </style:style>
    <style:style style:name="T3" style:family="text">
      <style:text-properties officeooo:rsid="0020b58d"/>
    </style:style>
    <style:style style:name="T4" style:family="text">
      <style:text-properties officeooo:rsid="002334cc"/>
    </style:style>
    <style:style style:name="T5" style:family="text">
      <style:text-properties officeooo:rsid="00297f97"/>
    </style:style>
    <style:style style:name="T6" style:family="text">
      <style:text-properties style:text-position="super 58%"/>
    </style:style>
    <style:style style:name="T7" style:family="text">
      <style:text-properties officeooo:rsid="002a9159"/>
    </style:style>
    <style:style style:name="T8" style:family="text">
      <style:text-properties officeooo:rsid="0031b8f6"/>
    </style:style>
    <style:style style:name="T9" style:family="text">
      <style:text-properties officeooo:rsid="00333e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ARTIE 1</text:p>
      <text:p text:style-name="P10"/>
      <text:p text:style-name="P10">Passer des tours pour gagner de l’argent : o o o o o o o o …</text:p>
      <text:p text:style-name="P15">J’ai donc passé jusqu’au tour 5 / A</text:p>
      <text:p text:style-name="P10"/>
      <text:p text:style-name="P10">Composition pour chaque joueur : <text:span text:style-name="T8">(joueur vs joueur)</text:span></text:p>
      <text:p text:style-name="P10">f , a , c , f puis que des o</text:p>
      <text:p text:style-name="P10"/>
      <text:p text:style-name="P14">Voir sauvegarde « <text:span text:style-name="T9">partie1 » qui commence à TOUR i / A (il faut faire que des ‘o’ à partir de la)</text:span></text:p>
      <text:p text:style-name="P2"/>
      <text:p text:style-name="P2"/>
      <text:p text:style-name="P16">Avec i = 10, on a :</text:p>
      <text:p text:style-name="P4"/>
      <text:p text:style-name="P2">TOUR i / <text:span text:style-name="T4">B</text:span></text:p>
      <text:p text:style-name="P1">- C(B) attaque puis ne se déplace pas.</text:p>
      <text:p text:style-name="P1">- A(B) attaque avec une portée de 3, se déplace et ne ré-attaque pas l’archer A(A) qui est pourtant aussi à une portée de 3.</text:p>
      <text:p text:style-name="P1">- F(B) qui n’a pas attaqué se déplace, puis attaque puisqu’il n’a pas encore attaqué. L’ennemi attaqué meurt. De plus, comme il s’agissait d’un fantassin F(A), le fantassin F(B) se transforme en SuperSoldat.</text:p>
      <text:p text:style-name="P1"/>
      <text:p text:style-name="P2">TOUR i+1 / <text:span text:style-name="T4">A</text:span></text:p>
      <text:p text:style-name="P2">- C(A) attaque l’ennemi le plus proche et bien sur 2 cases. Les <text:span text:style-name="T1">unités</text:span> touché<text:span text:style-name="T1">e</text:span>s <text:span text:style-name="T1">ne </text:span>sont <text:span text:style-name="T1">que </text:span>des ennemis. La catapulte ne se déplace pas.</text:p>
      <text:p text:style-name="P2">- A(A) a attaqué, se déplace et ne ré-attaque pas.</text:p>
      <text:p text:style-name="P2"/>
      <text:p text:style-name="P2">TOUR i+<text:span text:style-name="T4">1 / B</text:span></text:p>
      <text:p text:style-name="P2">- <text:span text:style-name="T1">C(B) attaque l’ennemi le plus proche qui est à une portée de 4. La catapulte C(B) attaque alors aussi la case à une portée de 3, blessant puis tuant ainsi son allié S(B). On remarque que le joueur B n’a pas gagné de pièces équivalent à la moitié du prix du SuperSoldat (donc du prix du fantassin égal à 10/2 = 5 pièces).</text:span></text:p>
      <text:p text:style-name="P2">- <text:span text:style-name="T1">A(B) tue un archer A(A) et fait donc gagner 12/2 = 6 pièces au joueur B.</text:span></text:p>
      <text:p text:style-name="P3">- <text:span text:style-name="T2">La catapulte C(B) ne se déplace donc pas puisqu’elle a attaqué. Par conséquence, le fantassin F(B) juste « derrière » ne peut pas avancer.</text:span></text:p>
      <text:p text:style-name="P3">- <text:span text:style-name="T2">Ainsi, seul l’archer A(B) s’est déplacé pour ce tour du joueur B.</text:span></text:p>
      <text:p text:style-name="P3"/>
      <text:p text:style-name="P5">TOUR i+<text:span text:style-name="T4">2 / A</text:span></text:p>
      <text:p text:style-name="P6">De <text:span text:style-name="T3">même</text:span> ici, la catapulte C(A) attaque, puis ne se déplace pas. Donc le fantassin F(A) juste « derrière » ne peut pas se déplacer non plus.</text:p>
      <text:p text:style-name="P6"/>
      <text:p text:style-name="P7">TOUR i+<text:span text:style-name="T4">2 / B</text:span></text:p>
      <text:p text:style-name="P7">- La catapulte C(B) n’ayant pas attaqué, elle peut avancer. Cependant, comme la catapulte avance à l’action 3 et que le fantassin F(B) se déplace à l’action 2, le fantassin doit effectuer le déplacement avant celui de la catapulte.</text:p>
      <text:p text:style-name="P7">En effet, l’action 2 s’effectue donc pour chaque unité : la catapulte ne fait rien, et comme la catapulte est « devant » le fantassin, celui-ci ne se déplace pas. Puis, l’action 3 s’effectue : la catapulte se déplace, et le fantassin n’attaque pas puisqu’il n’a pas d’ennemi à sa portée.</text:p>
      <text:p text:style-name="P7"/>
      <text:p text:style-name="P8">TOUR i+<text:span text:style-name="T4">3 / A</text:span></text:p>
      <text:p text:style-name="P9">Il se produit la même chose pour le joueur A</text:p>
      <text:p text:style-name="P9"/>
      <text:p text:style-name="P11"><text:soft-page-break/>On voit bien que l’action 1 se fait bien depuis les unités les plus proches de la base et que les actions 2 et 3 se font depuis les unités les plus loin de la base.</text:p>
      <text:p text:style-name="P11"/>
      <text:p text:style-name="P12"/>
      <text:p text:style-name="P12"/>
      <text:p text:style-name="P12"/>
      <text:p text:style-name="P12"/>
      <text:p text:style-name="P13">PARTIE 2 : (pour montrer Fantassin attaque pas 2 fois et SuperSoldat attaque 2 fois) :</text:p>
      <text:p text:style-name="P13"/>
      <text:p text:style-name="P18">J’ai passé un tour complet.</text:p>
      <text:p text:style-name="P13">2 fantassins dans chaque équipe <text:span text:style-name="T7">puis que des o</text:span></text:p>
      <text:p text:style-name="P13"/>
      <text:p text:style-name="P18">V<text:span text:style-name="T5">oir sauvegarde « partie</text:span>2<text:span text:style-name="T9"> » qui commence à TOUR i / A (il faut faire que des ‘o’ à partir de la)</text:span></text:p>
      <text:p text:style-name="P18"/>
      <text:p text:style-name="P18"/>
      <text:p text:style-name="P18">Avec i = 7, on a :</text:p>
      <text:p text:style-name="P13"/>
      <text:p text:style-name="P14">TOUR i / B</text:p>
      <text:p text:style-name="P14">- F(B) n’attaque pas car personne à sa portée, avance et attaque car il n’avait pas précédemment attaqué.</text:p>
      <text:p text:style-name="P14"/>
      <text:p text:style-name="P14">TOUR i+1 / A</text:p>
      <text:p text:style-name="P14">- F(A) attaque, ne se déplace pas car il ne peut pas, puis ne ré-attaque pas car il a déjà attaqué.</text:p>
      <text:p text:style-name="P14"/>
      <text:p text:style-name="P14">TOUR i+1 / B</text:p>
      <text:p text:style-name="P14">Pareil</text:p>
      <text:p text:style-name="P14"/>
      <text:p text:style-name="P14">TOUR i+2 / A</text:p>
      <text:p text:style-name="P14">Pareil</text:p>
      <text:p text:style-name="P14"/>
      <text:p text:style-name="P14">TOUR i+2 / B</text:p>
      <text:p text:style-name="P14">- F(B) attaque et tue un fantassin ennemi. Il se transforme donc en super-soldat.<text:line-break/>- Cet ancien fantassin tout juste évolué en S(B) avance pour sa 2<text:span text:style-name="T6">e</text:span> action, puis ré-attaque pour sa 3<text:span text:style-name="T6">e</text:span> action alors qu’il a déjà attaqué.</text:p>
      <text:p text:style-name="P14"/>
      <text:p text:style-name="P14">TOUR i+3 / A</text:p>
      <text:p text:style-name="P14">- F(A) attaque et tue le super-soldat S(B). F(A) ne s’est pas transformé car un super-soldat n’est pas un fantassin.</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4T11:14:17.464493916</meta:creation-date>
    <dc:date>2021-01-24T13:44:36.556688059</dc:date>
    <meta:editing-duration>PT1H29M38S</meta:editing-duration>
    <meta:editing-cycles>24</meta:editing-cycles>
    <meta:generator>LibreOffice/6.0.7.3$Linux_x86 LibreOffice_project/00m0$Build-3</meta:generator>
    <meta:document-statistic meta:table-count="0" meta:image-count="0" meta:object-count="0" meta:page-count="2" meta:paragraph-count="44" meta:word-count="666" meta:character-count="3283" meta:non-whitespace-character-count="2661"/>
  </office:meta>
</office:document-meta>
</file>